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808080" draw:marker-start-width="0.04cm" draw:marker-end="Arrow" draw:marker-end-width="0.1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808080" draw:marker-start-width="0.04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808080" draw:marker-start-width="0.04cm" draw:marker-end="" draw:marker-end-width="0.1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c0c0c0" draw:marker-start-width="0.04cm" draw:marker-end="Arrow" draw:marker-end-width="0.1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c0c0c0" draw:marker-start-width="0.04cm" draw:marker-end-width="0.1cm" draw:fill-color="#c8dcff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c0c0c0" draw:marker-start-width="0.04cm" draw:marker-end="" draw:marker-end-width="0.1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1cm" svg:stroke-color="#000000" draw:marker-start-width="0.22cm" draw:marker-end-width="0.22cm" draw:fill="solid" draw:fill-color="#000000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808080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55cm" svg:y1="2.902cm" svg:x2="4.346cm" svg:y2="2.902cm">
          <text:p/>
        </draw:line>
        <draw:custom-shape draw:style-name="gr2" draw:text-style-name="P1" draw:layer="layout" svg:width="0.503cm" svg:height="0.502cm" svg:x="3.339cm" svg:y="2.651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3.339cm" svg:y="3.655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4.345cm" svg:y="2.651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4.345cm" svg:y="3.65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1cm" svg:y1="2.902cm" svg:x2="3.339cm" svg:y2="2.902cm">
          <text:p/>
        </draw:line>
        <draw:line draw:style-name="gr3" draw:text-style-name="P1" draw:layer="layout" svg:x1="4.861cm" svg:y1="2.902cm" svg:x2="5.1cm" svg:y2="2.902cm">
          <text:p/>
        </draw:line>
        <draw:line draw:style-name="gr1" draw:text-style-name="P1" draw:layer="layout" svg:x1="3.855cm" svg:y1="3.906cm" svg:x2="4.346cm" svg:y2="3.906cm">
          <text:p/>
        </draw:line>
        <draw:line draw:style-name="gr1" draw:text-style-name="P1" draw:layer="layout" svg:x1="3.1cm" svg:y1="3.906cm" svg:x2="3.339cm" svg:y2="3.906cm">
          <text:p/>
        </draw:line>
        <draw:line draw:style-name="gr3" draw:text-style-name="P1" draw:layer="layout" svg:x1="4.861cm" svg:y1="3.906cm" svg:x2="5.1cm" svg:y2="3.906cm">
          <text:p/>
        </draw:line>
        <draw:line draw:style-name="gr1" draw:text-style-name="P1" draw:layer="layout" svg:x1="3.591cm" svg:y1="3.646cm" svg:x2="3.591cm" svg:y2="3.155cm">
          <text:p/>
        </draw:line>
        <draw:line draw:style-name="gr1" draw:text-style-name="P1" draw:layer="layout" svg:x1="3.591cm" svg:y1="4.4cm" svg:x2="3.591cm" svg:y2="4.161cm">
          <text:p/>
        </draw:line>
        <draw:line draw:style-name="gr3" draw:text-style-name="P1" draw:layer="layout" svg:x1="3.591cm" svg:y1="2.639cm" svg:x2="3.591cm" svg:y2="2.4cm">
          <text:p/>
        </draw:line>
        <draw:line draw:style-name="gr1" draw:text-style-name="P1" draw:layer="layout" svg:x1="4.597cm" svg:y1="3.646cm" svg:x2="4.597cm" svg:y2="3.155cm">
          <text:p/>
        </draw:line>
        <draw:line draw:style-name="gr1" draw:text-style-name="P1" draw:layer="layout" svg:x1="4.597cm" svg:y1="4.4cm" svg:x2="4.597cm" svg:y2="4.161cm">
          <text:p/>
        </draw:line>
        <draw:line draw:style-name="gr3" draw:text-style-name="P1" draw:layer="layout" svg:x1="4.597cm" svg:y1="2.639cm" svg:x2="4.597cm" svg:y2="2.4cm">
          <text:p/>
        </draw:line>
        <draw:line draw:style-name="gr1" draw:text-style-name="P1" draw:layer="layout" svg:x1="8.455cm" svg:y1="3.902cm" svg:x2="8.946cm" svg:y2="3.902cm">
          <text:p/>
        </draw:line>
        <draw:custom-shape draw:style-name="gr2" draw:text-style-name="P1" draw:layer="layout" svg:width="0.503cm" svg:height="0.502cm" svg:x="7.939cm" svg:y="3.651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7.939cm" svg:y="4.655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8.945cm" svg:y="3.651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8.945cm" svg:y="4.65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cm" svg:y1="3.902cm" svg:x2="7.939cm" svg:y2="3.902cm">
          <text:p/>
        </draw:line>
        <draw:line draw:style-name="gr3" draw:text-style-name="P1" draw:layer="layout" svg:x1="9.461cm" svg:y1="3.902cm" svg:x2="9.7cm" svg:y2="3.902cm">
          <text:p/>
        </draw:line>
        <draw:line draw:style-name="gr1" draw:text-style-name="P1" draw:layer="layout" svg:x1="8.455cm" svg:y1="4.906cm" svg:x2="8.946cm" svg:y2="4.906cm">
          <text:p/>
        </draw:line>
        <draw:line draw:style-name="gr1" draw:text-style-name="P1" draw:layer="layout" svg:x1="7.7cm" svg:y1="4.906cm" svg:x2="7.939cm" svg:y2="4.906cm">
          <text:p/>
        </draw:line>
        <draw:line draw:style-name="gr3" draw:text-style-name="P1" draw:layer="layout" svg:x1="9.461cm" svg:y1="4.906cm" svg:x2="9.7cm" svg:y2="4.906cm">
          <text:p/>
        </draw:line>
        <draw:line draw:style-name="gr1" draw:text-style-name="P1" draw:layer="layout" svg:x1="8.191cm" svg:y1="4.646cm" svg:x2="8.191cm" svg:y2="4.155cm">
          <text:p/>
        </draw:line>
        <draw:line draw:style-name="gr1" draw:text-style-name="P1" draw:layer="layout" svg:x1="8.191cm" svg:y1="5.4cm" svg:x2="8.191cm" svg:y2="5.161cm">
          <text:p/>
        </draw:line>
        <draw:line draw:style-name="gr3" draw:text-style-name="P1" draw:layer="layout" svg:x1="8.191cm" svg:y1="3.639cm" svg:x2="8.191cm" svg:y2="3.4cm">
          <text:p/>
        </draw:line>
        <draw:line draw:style-name="gr1" draw:text-style-name="P1" draw:layer="layout" svg:x1="9.197cm" svg:y1="4.646cm" svg:x2="9.197cm" svg:y2="4.155cm">
          <text:p/>
        </draw:line>
        <draw:line draw:style-name="gr1" draw:text-style-name="P1" draw:layer="layout" svg:x1="9.197cm" svg:y1="5.4cm" svg:x2="9.197cm" svg:y2="5.161cm">
          <text:p/>
        </draw:line>
        <draw:line draw:style-name="gr3" draw:text-style-name="P1" draw:layer="layout" svg:x1="9.197cm" svg:y1="3.639cm" svg:x2="9.197cm" svg:y2="3.4cm">
          <text:p/>
        </draw:line>
        <draw:line draw:style-name="gr4" draw:text-style-name="P1" draw:layer="layout" svg:x1="8.455cm" svg:y1="1.902cm" svg:x2="8.946cm" svg:y2="1.902cm">
          <text:p/>
        </draw:line>
        <draw:custom-shape draw:style-name="gr5" draw:text-style-name="P3" draw:layer="layout" svg:width="0.503cm" svg:height="0.502cm" svg:x="7.939cm" svg:y="1.651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939cm" svg:y="2.655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8.945cm" svg:y="1.651cm">
          <text:p text:style-name="P3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8.945cm" svg:y="2.655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7cm" svg:y1="1.902cm" svg:x2="7.939cm" svg:y2="1.902cm">
          <text:p/>
        </draw:line>
        <draw:line draw:style-name="gr6" draw:text-style-name="P1" draw:layer="layout" svg:x1="9.461cm" svg:y1="1.902cm" svg:x2="9.7cm" svg:y2="1.902cm">
          <text:p/>
        </draw:line>
        <draw:line draw:style-name="gr4" draw:text-style-name="P1" draw:layer="layout" svg:x1="8.455cm" svg:y1="2.906cm" svg:x2="8.946cm" svg:y2="2.906cm">
          <text:p/>
        </draw:line>
        <draw:line draw:style-name="gr4" draw:text-style-name="P1" draw:layer="layout" svg:x1="7.7cm" svg:y1="2.906cm" svg:x2="7.939cm" svg:y2="2.906cm">
          <text:p/>
        </draw:line>
        <draw:line draw:style-name="gr6" draw:text-style-name="P1" draw:layer="layout" svg:x1="9.461cm" svg:y1="2.906cm" svg:x2="9.7cm" svg:y2="2.906cm">
          <text:p/>
        </draw:line>
        <draw:line draw:style-name="gr4" draw:text-style-name="P1" draw:layer="layout" svg:x1="8.191cm" svg:y1="2.646cm" svg:x2="8.191cm" svg:y2="2.155cm">
          <text:p/>
        </draw:line>
        <draw:line draw:style-name="gr4" draw:text-style-name="P1" draw:layer="layout" svg:x1="8.191cm" svg:y1="3.4cm" svg:x2="8.191cm" svg:y2="3.161cm">
          <text:p/>
        </draw:line>
        <draw:line draw:style-name="gr6" draw:text-style-name="P1" draw:layer="layout" svg:x1="8.191cm" svg:y1="1.639cm" svg:x2="8.191cm" svg:y2="1.4cm">
          <text:p/>
        </draw:line>
        <draw:line draw:style-name="gr4" draw:text-style-name="P1" draw:layer="layout" svg:x1="9.197cm" svg:y1="2.646cm" svg:x2="9.197cm" svg:y2="2.155cm">
          <text:p/>
        </draw:line>
        <draw:line draw:style-name="gr4" draw:text-style-name="P1" draw:layer="layout" svg:x1="9.197cm" svg:y1="3.4cm" svg:x2="9.197cm" svg:y2="3.161cm">
          <text:p/>
        </draw:line>
        <draw:line draw:style-name="gr6" draw:text-style-name="P1" draw:layer="layout" svg:x1="9.197cm" svg:y1="1.639cm" svg:x2="9.197cm" svg:y2="1.4cm">
          <text:p/>
        </draw:line>
        <draw:line draw:style-name="gr4" draw:text-style-name="P1" draw:layer="layout" svg:x1="10.455cm" svg:y1="1.902cm" svg:x2="10.946cm" svg:y2="1.902cm">
          <text:p/>
        </draw:line>
        <draw:custom-shape draw:style-name="gr5" draw:text-style-name="P3" draw:layer="layout" svg:width="0.503cm" svg:height="0.502cm" svg:x="9.939cm" svg:y="1.651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9.939cm" svg:y="2.655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10.945cm" svg:y="1.651cm">
          <text:p text:style-name="P3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10.945cm" svg:y="2.655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7cm" svg:y1="1.902cm" svg:x2="9.939cm" svg:y2="1.902cm">
          <text:p/>
        </draw:line>
        <draw:line draw:style-name="gr6" draw:text-style-name="P1" draw:layer="layout" svg:x1="11.461cm" svg:y1="1.902cm" svg:x2="11.7cm" svg:y2="1.902cm">
          <text:p/>
        </draw:line>
        <draw:line draw:style-name="gr4" draw:text-style-name="P1" draw:layer="layout" svg:x1="10.455cm" svg:y1="2.906cm" svg:x2="10.946cm" svg:y2="2.906cm">
          <text:p/>
        </draw:line>
        <draw:line draw:style-name="gr4" draw:text-style-name="P1" draw:layer="layout" svg:x1="9.7cm" svg:y1="2.906cm" svg:x2="9.939cm" svg:y2="2.906cm">
          <text:p/>
        </draw:line>
        <draw:line draw:style-name="gr6" draw:text-style-name="P1" draw:layer="layout" svg:x1="11.461cm" svg:y1="2.906cm" svg:x2="11.7cm" svg:y2="2.906cm">
          <text:p/>
        </draw:line>
        <draw:line draw:style-name="gr4" draw:text-style-name="P1" draw:layer="layout" svg:x1="10.191cm" svg:y1="2.646cm" svg:x2="10.191cm" svg:y2="2.155cm">
          <text:p/>
        </draw:line>
        <draw:line draw:style-name="gr4" draw:text-style-name="P1" draw:layer="layout" svg:x1="10.191cm" svg:y1="3.4cm" svg:x2="10.191cm" svg:y2="3.161cm">
          <text:p/>
        </draw:line>
        <draw:line draw:style-name="gr6" draw:text-style-name="P1" draw:layer="layout" svg:x1="10.191cm" svg:y1="1.639cm" svg:x2="10.191cm" svg:y2="1.4cm">
          <text:p/>
        </draw:line>
        <draw:line draw:style-name="gr4" draw:text-style-name="P1" draw:layer="layout" svg:x1="11.197cm" svg:y1="2.646cm" svg:x2="11.197cm" svg:y2="2.155cm">
          <text:p/>
        </draw:line>
        <draw:line draw:style-name="gr4" draw:text-style-name="P1" draw:layer="layout" svg:x1="11.197cm" svg:y1="3.4cm" svg:x2="11.197cm" svg:y2="3.161cm">
          <text:p/>
        </draw:line>
        <draw:line draw:style-name="gr6" draw:text-style-name="P1" draw:layer="layout" svg:x1="11.197cm" svg:y1="1.639cm" svg:x2="11.197cm" svg:y2="1.4cm">
          <text:p/>
        </draw:line>
        <draw:line draw:style-name="gr4" draw:text-style-name="P1" draw:layer="layout" svg:x1="10.455cm" svg:y1="3.902cm" svg:x2="10.946cm" svg:y2="3.902cm">
          <text:p/>
        </draw:line>
        <draw:custom-shape draw:style-name="gr5" draw:text-style-name="P3" draw:layer="layout" svg:width="0.503cm" svg:height="0.502cm" svg:x="9.939cm" svg:y="3.651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9.939cm" svg:y="4.655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10.945cm" svg:y="3.651cm">
          <text:p text:style-name="P3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10.945cm" svg:y="4.655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7cm" svg:y1="3.902cm" svg:x2="9.939cm" svg:y2="3.902cm">
          <text:p/>
        </draw:line>
        <draw:line draw:style-name="gr6" draw:text-style-name="P1" draw:layer="layout" svg:x1="11.461cm" svg:y1="3.902cm" svg:x2="11.7cm" svg:y2="3.902cm">
          <text:p/>
        </draw:line>
        <draw:line draw:style-name="gr4" draw:text-style-name="P1" draw:layer="layout" svg:x1="10.455cm" svg:y1="4.906cm" svg:x2="10.946cm" svg:y2="4.906cm">
          <text:p/>
        </draw:line>
        <draw:line draw:style-name="gr4" draw:text-style-name="P1" draw:layer="layout" svg:x1="9.7cm" svg:y1="4.906cm" svg:x2="9.939cm" svg:y2="4.906cm">
          <text:p/>
        </draw:line>
        <draw:line draw:style-name="gr6" draw:text-style-name="P1" draw:layer="layout" svg:x1="11.461cm" svg:y1="4.906cm" svg:x2="11.7cm" svg:y2="4.906cm">
          <text:p/>
        </draw:line>
        <draw:line draw:style-name="gr4" draw:text-style-name="P1" draw:layer="layout" svg:x1="10.191cm" svg:y1="4.646cm" svg:x2="10.191cm" svg:y2="4.155cm">
          <text:p/>
        </draw:line>
        <draw:line draw:style-name="gr4" draw:text-style-name="P1" draw:layer="layout" svg:x1="10.191cm" svg:y1="5.4cm" svg:x2="10.191cm" svg:y2="5.161cm">
          <text:p/>
        </draw:line>
        <draw:line draw:style-name="gr6" draw:text-style-name="P1" draw:layer="layout" svg:x1="10.191cm" svg:y1="3.639cm" svg:x2="10.191cm" svg:y2="3.4cm">
          <text:p/>
        </draw:line>
        <draw:line draw:style-name="gr4" draw:text-style-name="P1" draw:layer="layout" svg:x1="11.197cm" svg:y1="4.646cm" svg:x2="11.197cm" svg:y2="4.155cm">
          <text:p/>
        </draw:line>
        <draw:line draw:style-name="gr4" draw:text-style-name="P1" draw:layer="layout" svg:x1="11.197cm" svg:y1="5.4cm" svg:x2="11.197cm" svg:y2="5.161cm">
          <text:p/>
        </draw:line>
        <draw:line draw:style-name="gr6" draw:text-style-name="P1" draw:layer="layout" svg:x1="11.197cm" svg:y1="3.639cm" svg:x2="11.197cm" svg:y2="3.4cm">
          <text:p/>
        </draw:line>
        <draw:custom-shape draw:style-name="gr7" draw:text-style-name="P2" draw:layer="layout" svg:width="1.3cm" svg:height="0.6cm" svg:x="5.8cm" svg:y="3.1cm">
          <text:p/>
          <draw:enhanced-geometry svg:viewBox="0 0 21600 21600" draw:text-areas="0 ?f0 ?f5 ?f2" draw:type="right-arrow" draw:modifiers="16220.7532667179 7691.181364392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7T11:26:49</meta:creation-date>
    <dc:date>2013-03-07T11:39:14</dc:date>
    <dc:creator>Luke </dc:creator>
    <meta:editing-duration>P0D</meta:editing-duration>
    <meta:editing-cycles>1</meta:editing-cycles>
    <meta:document-statistic meta:object-count="81"/>
    <meta:generator>LibreOffice/3.5$Linux_x86 LibreOffice_project/350m1$Build-2</meta:generator>
  </office:meta>
</office:document-meta>
</file>